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ocketTest.shouldNotTimeoutWhenTheServerDoesAcknowledgeTheEv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SocketTest.shouldCallCatchAllListenerForIncomingPacket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SocketTest.shouldTimeoutAfterTheGivenDelayWhenSocketIsNotConnec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ocketTest.shouldThrowOnReservedEv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ocketTest.shouldHaveAnAccessibleSocketIdEqualToServerSideSocketIdOnCustomNamesp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SocketTest.shouldAcceptAnAuthO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SocketTest.doesNotFireConnectErrorIfWeForceDisconnectInOpeningSta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SocketTest.onTimeo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cketTest.clearsSocketIdUponDisconn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SocketTest.shouldTimeoutWhenTheServerDoesNotAcknowledgeTheEv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SocketTest.shouldChangeSocketIdUponReconn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SocketTest.call( Object ... objec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cketTest.shouldTimeoutWhenTheServerDoesNotAcknowledgeTheEventIn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SocketTest.shouldEmitEventsInOr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SocketTest.ru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cketTest.shouldCallCatchAllListenerForOutgoingPacket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SocketTest.shouldAcceptAQuery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SocketTest.onSuccess( Object ...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cketTest.call( Object ...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cketTest.shouldFireAnErrorEventOnMiddlewareFailu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SocketTest.shouldAcceptAQueryStringOnDefaultNamesp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SocketTest.shouldHaveAnAccessibleSocketIdEqualToServerSideSock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